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urier 10 Pitch" fo:font-size="10pt" style:font-size-asian="10pt" style:font-size-complex="10pt"/>
    </style:style>
    <style:style style:name="P2" style:family="paragraph" style:parent-style-name="Standard">
      <style:paragraph-properties fo:line-height="150%" fo:break-before="page"/>
      <style:text-properties style:font-name="Courier 10 Pitch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/18/12 <text:s/>Justin's To Do List</text:p>
      <text:p text:style-name="P1"><text:tab/></text:p>
      <text:p text:style-name="P1">MAKE JUSTIN'S PRICELIST - THAT'S WHAT HE REALLY WOULD LIKE</text:p>
      <text:p text:style-name="P1"><text:tab/>see where timers code is, add explanations about how to really use the CTC</text:p>
      <text:p text:style-name="P1"><text:tab/><text:tab/>modes.</text:p>
      <text:p text:style-name="P1"><text:tab/>make this more useful for Justin.</text:p>
      <text:p text:style-name="P1"></text:p>
      <text:p text:style-name="P1">pin 21 is GND, check Justin's wiring</text:p>
      <text:p text:style-name="P1"></text:p>
      <text:p text:style-name="P1"/>
      <text:p text:style-name="P2">05/20/12</text:p>
      <text:p text:style-name="P1"></text:p>
      <text:p text:style-name="P1">new program name - AnyNote64</text:p>
      <text:p text:style-name="P1"></text:p>
      <text:p text:style-name="P1">list of changes to implement in the mini_speaker program:</text:p>
      <text:p text:style-name="P1"></text:p>
      <text:p text:style-name="P1">PROGMEM - keep lookup tables in flash memory</text:p>
      <text:p text:style-name="P1"><text:tab/>make the arrays as const in flash - PROGMEM</text:p>
      <text:p text:style-name="P1"></text:p>
      <text:p text:style-name="P1">64 sample Sine (or Cosine) Wave lookup table</text:p>
      <text:p text:style-name="P1"><text:tab/>0-255 levels</text:p>
      <text:p text:style-name="P1"><text:tab/><text:tab/>maybe reduce the Sine Wave Lookup and PlayArray to 64 entries (max).</text:p>
      <text:p text:style-name="P1"><text:tab/><text:tab/>what would be the difference in quality?</text:p>
      <text:p text:style-name="P1"><text:tab/><text:tab/><text:tab/>6 bit THD is 25dB.</text:p>
      <text:p text:style-name="P1"><text:tab/><text:tab/><text:tab/>http://www.avrfreaks.net/index.php</text:p>
      <text:p text:style-name="P1"><text:tab/><text:tab/><text:tab/><text:tab/>?name=PNphpBB2&amp;file=printview&amp;t=40426&amp;start=0</text:p>
      <text:p text:style-name="P1"><text:tab/>IF I MAKE THE 64 SAMPLE COSINE WAVE VERSION.</text:p>
      <text:p text:style-name="P1"><text:tab/><text:tab/>FOR THE HIGH NOTES, I COULD ADD A 32 SAMPLE AND A 16 SAMPLE VERSION FOR</text:p>
      <text:p text:style-name="P1"><text:tab/><text:tab/><text:tab/>QUICKLY MAKING THE MULTI-CYCLE SvPlayArrays.</text:p>
      <text:p text:style-name="P1"><text:tab/><text:tab/>(or 64 sample two sine wave, and 64 sample 4 sine wave)</text:p>
      <text:p text:style-name="P1"><text:tab/>each cycle should have the same area under the curve RMS</text:p>
      <text:p text:style-name="P1"><text:tab/>64 bit Cosine lookup table</text:p>
      <text:p text:style-name="P1"><text:tab/><text:tab/>64 bit - two cosine lookup table, 4 cosine</text:p>
      <text:p text:style-name="P1"><text:tab/>each cycle should have the same area under the curve RMS</text:p>
      <text:p text:style-name="P1"><text:tab/>see what happens with the Cosine versions on graphing spreadsheet</text:p>
      <text:p text:style-name="P1"><text:tab/></text:p>
      <text:p text:style-name="P1">use reciprocal table and multiply in place of the division of</text:p>
      <text:p text:style-name="P1"><text:tab/>Counter/TotalElements</text:p>
      <text:p text:style-name="P1"><text:tab/>RECIPROCAL 256 lookup for using multiply instead of divide</text:p>
      <text:p text:style-name="P1"><text:tab/><text:tab/>put this into graphing spreadsheet, see what happens with different</text:p>
      <text:p text:style-name="P1"><text:tab/><text:tab/><text:tab/>lengths of PlayArrays, ArrayElements. <text:s/>compare two version of the</text:p>
      <text:p text:style-name="P1"><text:tab/><text:tab/><text:tab/> calculation.</text:p>
      <text:p text:style-name="P1"><text:tab/><text:tab/>use the values from 128-255</text:p>
      <text:p text:style-name="P1"><text:tab/><text:tab/>when calculating ratios of the counter to the number of items, the</text:p>
      <text:p text:style-name="P1"><text:tab/><text:tab/><text:tab/>result will be a 16 bit number</text:p>
      <text:p text:style-name="P1"><text:tab/><text:tab/>two 16 bit values, multiply into a 16 bit result.</text:p>
      <text:p text:style-name="P1"><text:tab/><text:tab/>for the mini_speaker project.</text:p>
      <text:p text:style-name="P1"><text:tab/><text:tab/>for calculation the sine wave lookup table into another length Sine</text:p>
      <text:p text:style-name="P1"><text:tab/><text:tab/><text:tab/>Wave.</text:p>
      <text:p text:style-name="P1"><text:soft-page-break/><text:tab/><text:tab/>by octave the length of the new sine waves are from 128 sample to 256</text:p>
      <text:p text:style-name="P1"><text:tab/><text:tab/><text:tab/>sample (when using the 256 sample sine wave lookup table)</text:p>
      <text:p text:style-name="P1"><text:tab/><text:tab/>for the 64 sample sine wave lookup table, the lengths of the new Sine</text:p>
      <text:p text:style-name="P1"><text:tab/><text:tab/><text:tab/>Waves are 32-64.</text:p>
      <text:p text:style-name="P1"><text:tab/>( SvArrayElements[SvNextLiveArr] + 1 )</text:p>
      <text:p text:style-name="P1"><text:tab/>only need the reciprocals of 129-256</text:p>
      <text:p text:style-name="P1"><text:tab/><text:tab/>use the reciprocal result left-shifted 16 bits ( * 65536)</text:p>
      <text:p text:style-name="P1"><text:tab/><text:tab/>recip 128 = 512, 129 = 508, 255 = 257, 256 = 256</text:p>
      <text:p text:style-name="P1"><text:tab/><text:tab/>127 * 512 = 65024, 128 * 508 = 65024, 254 * 257 = 65278,</text:p>
      <text:p text:style-name="P1"><text:tab/><text:tab/><text:tab/>255 * 256 = 65280</text:p>
      <text:p text:style-name="P1"><text:tab/>reduce recips by 2 (&gt;&gt; 1) ?</text:p>
      <text:p text:style-name="P1"><text:tab/><text:tab/>maybe this could make the 9 bit by 8 bit multiply just an 8 x 8</text:p>
      <text:p text:style-name="P1"><text:tab/><text:tab/><text:tab/>but it would probably ruin the needed accuracy, see what happens</text:p>
      <text:p text:style-name="P1"><text:tab/><text:tab/></text:p>
      <text:p text:style-name="P1">STOP AT NOTE 119. <text:s/>120 notes total. <text:s/>12 octaves.</text:p>
      <text:p text:style-name="P1"></text:p>
      <text:p text:style-name="P1">WRITE A VERSION THAT PLAYS ANY TONE.</text:p>
      <text:p text:style-name="P1"><text:tab/>have main determins SvHighNOTLow, SvNoteFactor and ArrayElements.</text:p>
      <text:p text:style-name="P1"><text:tab/>send those values and SvNoteDuration and SvNoteVolume to new function.</text:p>
      <text:p text:style-name="P1"><text:tab/>SfToneGeneratorAny.</text:p>
      <text:p text:style-name="P1"><text:tab/><text:tab/>use a struct:</text:p>
      <text:p text:style-name="P1"><text:tab/><text:tab/>SvToneValues</text:p>
      <text:p text:style-name="P1"><text:tab/><text:tab/><text:tab/>SvHighNOTLow</text:p>
      <text:p text:style-name="P1"><text:tab/><text:tab/><text:tab/>SvNoteFactor</text:p>
      <text:p text:style-name="P1"><text:tab/><text:tab/><text:tab/>ArrayElements</text:p>
      <text:p text:style-name="P1"><text:tab/><text:tab/><text:tab/>SvNoteDuration</text:p>
      <text:p text:style-name="P1"><text:tab/><text:tab/><text:tab/>SvNoteVolume</text:p>
      <text:p text:style-name="P1"><text:tab/>ANY TONE - struct</text:p>
      <text:p text:style-name="P1"><text:tab/><text:tab/>main function decodes the NoteNum</text:p>
      <text:p text:style-name="P1"><text:tab/>combine all of the Volatile Arrays[SvLiveArr/SvNextLiveArr] into a Struct</text:p>
      <text:p text:style-name="P1"><text:tab/><text:tab/>linked list of Structs, use pointers</text:p>
      <text:p text:style-name="P1"><text:tab/></text:p>
      <text:p text:style-name="P1">make transition effect between notes (fade and/or phase matching)</text:p>
      <text:p text:style-name="P1"></text:p>
      <text:p text:style-name="P1"><text:tab/>try a slope between ending of note and start of next note</text:p>
      <text:p text:style-name="P1"><text:tab/><text:tab/>figure out to make transition happen in time the current note to end</text:p>
      <text:p text:style-name="P1"><text:tab/>is there a lowest slope that doesn't sound like a click (or anything else)</text:p>
      <text:p text:style-name="P1"><text:tab/><text:tab/>that I could use to transition between tones?</text:p>
      <text:p text:style-name="P1"><text:tab/>what does other music software do between notes?</text:p>
      <text:p text:style-name="P1"><text:soft-page-break/><text:tab/><text:tab/>probably doesn't just "click" over too the next note</text:p>
      <text:p text:style-name="P1"><text:tab/><text:tab/></text:p>
      <text:p text:style-name="P1"><text:tab/>GET PHASE MATCHING TO WORK.</text:p>
      <text:p text:style-name="P1"><text:tab/><text:tab/>I want to get this to happen just for the exercise of doing it</text:p>
      <text:p text:style-name="P1"><text:tab/>save ending phase, to match next note's starting point in phase</text:p>
      <text:p text:style-name="P1"><text:tab/><text:tab/>at end of note, save the phase of the last step (sample).</text:p>
      <text:p text:style-name="P1"><text:tab/><text:tab/><text:tab/>start next step (sample) at the same place in the phase.</text:p>
      <text:p text:style-name="P1"><text:tab/>page 7 of 7 markup in ISR</text:p>
      <text:p text:style-name="P1"><text:tab/><text:tab/>SvNextPWMValue = SvPlayArray[SvNextLiveArr][ ** ];</text:p>
      <text:p text:style-name="P1"><text:tab/><text:tab/><text:tab/>** change with phase and calculate new SvArrayLiveCounter to</text:p>
      <text:p text:style-name="P1"><text:tab/><text:tab/><text:tab/><text:tab/>point to correct earliest phase in NextLiveArr</text:p>
      <text:p text:style-name="P1"><text:tab/><text:tab/><text:tab/>** next phase corrected SvLiveCounter value</text:p>
      <text:p text:style-name="P1"><text:tab/><text:tab/>determine phase at end for low Notes, it's the SvArrayLiveCounter value</text:p>
      <text:p text:style-name="P1"><text:tab/><text:tab/><text:tab/>divided into the number of steps</text:p>
      <text:p text:style-name="P1"><text:tab/>it would be quicker to have matching arrays to PlayArray[][] that contain</text:p>
      <text:p text:style-name="P1"><text:tab/><text:tab/> the current phase</text:p>
      <text:p text:style-name="P1"><text:tab/><text:tab/>(this is the first (1 / (1 &lt;&lt; NoteFactor) ), for high notes </text:p>
      <text:p text:style-name="P1"><text:tab/><text:tab/><text:tab/>PhaseNum / (1 &lt;&lt; NoteFactor) )</text:p>
      <text:p text:style-name="P1"><text:tab/>Phase = (CurrentStepCount &lt;&lt; 8) / TotalSteps in current SvPlayArray</text:p>
      <text:p text:style-name="P1"><text:tab/><text:tab/>NewPhase (starting position) = </text:p>
      <text:p text:style-name="P1"><text:tab/><text:tab/><text:tab/>(Phase * TotalSteps in new PlayArray) &gt;&gt; 8</text:p>
      <text:p text:style-name="P1"><text:tab/><text:tab/>FOR 256 SAMPLE SINE WAVE</text:p>
      <text:p text:style-name="P1"><text:tab/>Phase matching</text:p>
      <text:p text:style-name="P1"><text:tab/><text:tab/>increased phase accuracy</text:p>
      <text:p text:style-name="P1"><text:tab/><text:tab/>6 bit "push" - get 4 bit highest note phase value</text:p>
      <text:p text:style-name="P1"><text:tab/>for highest notes with 4 sample cycles,</text:p>
      <text:p text:style-name="P1"><text:tab/><text:tab/>64 sample sine/cosine table will allow my calculation to get a 4 bit</text:p>
      <text:p text:style-name="P1"><text:tab/><text:tab/><text:tab/>phase value, it was only 2 bit.</text:p>
      <text:p text:style-name="P1"><text:tab/><text:tab/>use this to get PlayArray values accurately (much better anti-aliasing)</text:p>
      <text:p text:style-name="P1"><text:tab/><text:tab/>with 64 sample Sine/Cosine lookup table, the 6 bit counter can "push"</text:p>
      <text:p text:style-name="P1"><text:tab/><text:tab/><text:tab/>up to 8 bit to get a more accurate phase position</text:p>
      <text:p text:style-name="P1"><text:tab/><text:tab/><text:tab/>for 4 sample cycle, it can get 16 position level</text:p>
      <text:p text:style-name="P1"><text:tab/>only use 4 bit phase info?</text:p>
      <text:p text:style-name="P1"><text:tab/><text:tab/>maybe there is just some way I can save the level and move to an</text:p>
      <text:p text:style-name="P1"><text:tab/><text:tab/><text:tab/>appropriate level in the next PlayArray</text:p>
      <text:p text:style-name="P1"><text:tab/><text:tab/><text:tab/>Phase position won't be useful for level matching with complex</text:p>
      <text:p text:style-name="P1"><text:tab/><text:tab/><text:tab/><text:tab/>waveforms anyway</text:p>
      <text:p text:style-name="P1"><text:tab/>the phase matching won't work for different volumes</text:p>
      <text:p text:style-name="P1"></text:p>
      <text:p text:style-name="P1"><text:soft-page-break/>hookup Arduino communication, use for Diagnostics</text:p>
      <text:p text:style-name="P1"><text:tab/>show interesting values of variables</text:p>
      <text:p text:style-name="P1"><text:tab/>AVR - Arduino - PC (log data)</text:p>
      <text:p text:style-name="P1"><text:tab/><text:tab/>PC (control file) - Arduino - AVR</text:p>
      <text:p text:style-name="P1"><text:tab/>make the communication to Arduino, see what happens with 16 bit multiply.</text:p>
      <text:p text:style-name="P1"><text:tab/><text:tab/>8 bit multiply. <text:s/>8 bit result?</text:p>
      <text:p text:style-name="P1"><text:tab/><text:tab/>try to speed up my 8 and 9 bit multiplies.</text:p>
      <text:p text:style-name="P1"><text:tab/><text:tab/>assembly routine, AVR has 8 bit x 8bit to 16 bit</text:p>
      <text:p text:style-name="P1"><text:tab/>check if all places that I want 16 bit result really give 16 bit result</text:p>
      <text:p text:style-name="P1"><text:tab/>AVR - ARDUINO - COMPUTER I/F</text:p>
      <text:p text:style-name="P1"><text:tab/>AVR - Arduino - computer</text:p>
      <text:p text:style-name="P1"><text:tab/>AVR monitor - status</text:p>
      <text:p text:style-name="P1"><text:tab/></text:p>
      <text:p text:style-name="P1">add notes, different volumes (subtract)</text:p>
      <text:p text:style-name="P1"><text:tab/>when combining waveforms, high notes can just be added together,</text:p>
      <text:p text:style-name="P1"><text:tab/><text:tab/>78K step by 78K step, Low Notes need to be divided out by 2^NoteFactor.</text:p>
      <text:p text:style-name="P1"><text:tab/>it won't be possible to get a 129-256 step repeating wave,</text:p>
      <text:p text:style-name="P1"><text:tab/><text:tab/>it would have to be calculated for each 78K step.</text:p>
      <text:p text:style-name="P1"><text:tab/>if two waves, add their PlayArray values and right shift 1.</text:p>
      <text:p text:style-name="P1"><text:tab/><text:tab/>for three waves, uh...</text:p>
      <text:p text:style-name="P1"><text:tab/><text:tab/><text:tab/>I think you just have to divide by three.</text:p>
      <text:p text:style-name="P1"><text:tab/><text:tab/>etc.</text:p>
      <text:p text:style-name="P1"><text:tab/>Two tones (3 tones, 4, 8... ? )</text:p>
      <text:p text:style-name="P1"><text:tab/><text:tab/>how much can be done with this chip?</text:p>
      <text:p text:style-name="P1"><text:tab/>for the multi-note combining have the combining function make 256 step</text:p>
      <text:p text:style-name="P1"><text:tab/><text:tab/>ActualPlayArrays that play a sample per 78K PWM cycle (step)</text:p>
      <text:p text:style-name="P1"><text:tab/></text:p>
      <text:p text:style-name="P1">make actual PlayArrays - short ISR</text:p>
      <text:p text:style-name="P1"><text:tab/>probably a good idea to do this anyway</text:p>
      <text:p text:style-name="P1"><text:tab/>a very short ISR will let the rest of the program run more longer and the</text:p>
      <text:p text:style-name="P1"><text:tab/><text:tab/>context switching wont be such a problem</text:p>
      <text:p text:style-name="P1"><text:tab/>can I make a version that plays 256 sample ActualPlayArrays in the ISR?</text:p>
      <text:p text:style-name="P1"><text:tab/><text:tab/>305 sample?</text:p>
      <text:p text:style-name="P1"><text:tab/>need to make sure that I always have an ActualPlayArray ready to go.</text:p>
      <text:p text:style-name="P1"><text:tab/>maybe get a set of APA's ready?</text:p>
      <text:p text:style-name="P1"><text:tab/>sequentially order APA's with pointers?</text:p>
      <text:p text:style-name="P1"><text:tab/><text:tab/>linked list</text:p>
      <text:p text:style-name="P1"><text:tab/>need a new 305 samples every 78,080 clock cycles</text:p>
      <text:p text:style-name="P1"><text:tab/><text:tab/>3.904 ms</text:p>
      <text:p text:style-name="P1"><text:soft-page-break/><text:tab/>does a shorter ISR have a shorter context switch in the assembly?</text:p>
      <text:p text:style-name="P1"><text:tab/>my sp_timers RTC has an interrupt every 10uS,</text:p>
      <text:p text:style-name="P1"><text:tab/><text:tab/>I can insert a part that runs often enough and just looks at what needs</text:p>
      <text:p text:style-name="P1"><text:tab/><text:tab/><text:tab/>to be done and sets flags.</text:p>
      <text:p text:style-name="P1"><text:tab/><text:tab/>if I'm coming around my main loop fast enough, I can do the flag things</text:p>
      <text:p text:style-name="P1"><text:tab/><text:tab/><text:tab/>there anyway.</text:p>
      <text:p text:style-name="P1"><text:tab/><text:tab/>just keep ALL things to do broken into small enough chunks</text:p>
      <text:p text:style-name="P1"><text:tab/>I think that the largest reciprocal numbers that I need are 9 bit, if so,</text:p>
      <text:p text:style-name="P1"><text:tab/><text:tab/>put the lower 8 bits into my lookup table for multiplying since I will</text:p>
      <text:p text:style-name="P1"><text:tab/><text:tab/><text:tab/>be right-shifting this result,</text:p>
      <text:p text:style-name="P1"><text:tab/><text:tab/>I would just need to add the "count" number to this result for when bit</text:p>
      <text:p text:style-name="P1"><text:tab/><text:tab/><text:tab/>9 is a 1.</text:p>
      <text:p text:style-name="P1"><text:tab/>I really only need and 8 bit by 8 bit multiply into only the highest byte,</text:p>
      <text:p text:style-name="P1"><text:tab/><text:tab/>and an add if bit 9 is a 1</text:p>
      <text:p text:style-name="P1"><text:tab/><text:tab/>I could make this happen in assembly or a C library function thing</text:p>
      <text:p text:style-name="P1"><text:tab/><text:tab/>result is always 8 bits or less</text:p>
      <text:p text:style-name="P1"><text:tab/>try to keep the ISR very short</text:p>
      <text:p text:style-name="P1"><text:tab/>read through how long the ISR assembly is</text:p>
      <text:p text:style-name="P1"><text:tab/><text:tab/>see if making the ISR shorter, with less variables and other stuff,</text:p>
      <text:p text:style-name="P1"><text:tab/><text:tab/><text:tab/>makes the context switch shoter</text:p>
      <text:p text:style-name="P1"><text:tab/><text:tab/><text:tab/>less push and pop from stack</text:p>
      <text:p text:style-name="P1"></text:p>
      <text:p text:style-name="P1">other waveforms than sine wave</text:p>
      <text:p text:style-name="P1"><text:tab/>triangle, square, trapezoidal, etc.</text:p>
      <text:p text:style-name="P1"></text:p>
      <text:p text:style-name="P1">emvelopes for any pattern changes</text:p>
      <text:p text:style-name="P1"><text:tab/>frequency (logarithmic)</text:p>
      <text:p text:style-name="P1"><text:tab/>volume (logarithmic)</text:p>
      <text:p text:style-name="P1"><text:tab/>various envelope shapes parameters</text:p>
      <text:p text:style-name="P1"><text:tab/>ADSR (attack, decay, sustain, release)</text:p>
      <text:p text:style-name="P1"><text:tab/>various envelopes:</text:p>
      <text:p text:style-name="P1"><text:tab/><text:tab/>frequency, volume, waveform parameters</text:p>
      <text:p text:style-name="P1"><text:tab/>ADSR (Brian)</text:p>
      <text:p text:style-name="P1"><text:tab/><text:tab/>audio parameters</text:p>
      <text:p text:style-name="P1"></text:p>
      <text:p text:style-name="P1">envelope patching:</text:p>
      <text:p text:style-name="P1"><text:tab/>wave output to envelope or other parameter modification</text:p>
      <text:p text:style-name="P1"><text:tab/></text:p>
      <text:p text:style-name="P1"></text:p>
      <text:p text:style-name="P1"><text:soft-page-break/>exponential lookup table</text:p>
      <text:p text:style-name="P1"><text:tab/>look into using exponential lookup table - volume</text:p>
      <text:p text:style-name="P1"><text:tab/><text:tab/>log - (adder snakes joke)</text:p>
      <text:p text:style-name="P1"></text:p>
      <text:p text:style-name="P1">check if the SvNoteWaveLength78K[] values should be adjusted.</text:p>
      <text:p text:style-name="P1"><text:tab/>change the program to use only 12 values.</text:p>
      <text:p text:style-name="P1"><text:tab/></text:p>
      <text:p text:style-name="P1">check if SvSineWaveLookup256 numbers should be adjusted.</text:p>
      <text:p text:style-name="P1"><text:tab/>the Sine Wave numbers should probably be adjusted, +/- 127 from 127</text:p>
      <text:p text:style-name="P1"><text:tab/><text:tab/>(or 128).</text:p>
      <text:p text:style-name="P1"><text:tab/><text:tab/>TRUNC( (128 * SIN( (2 * PI) * (step / TotalSteps) ) ) + 127.5)</text:p>
      <text:p text:style-name="P1"><text:tab/>should I be using Cosine?</text:p>
      <text:p text:style-name="P1"><text:tab/><text:tab/>start at a high value.</text:p>
      <text:p text:style-name="P1"><text:tab/><text:tab/>what difference for low-sample quantity/high-frequency tones?</text:p>
      <text:p text:style-name="P1"></text:p>
      <text:p text:style-name="P1">put (1 &lt;&lt; SvNoteFactor[SvLiveArr] ) into a variable to keep from having to</text:p>
      <text:p text:style-name="P1"><text:tab/>recalculate it each time</text:p>
      <text:p text:style-name="P1"><text:tab/><text:tab/></text:p>
      <text:p text:style-name="P1">markups on mini_speaker_gl printout Tue 15 Mar 2012 07:53 AM</text:p>
      <text:p text:style-name="P1"><text:tab/>page 5 of 7</text:p>
      <text:p text:style-name="P1"><text:tab/><text:tab/>shows what to use from SfToneGenerator to get SvPlayPhaseArray values</text:p>
      <text:p text:style-name="P1"><text:tab/><text:tab/><text:tab/>Phase of current sample step is saved in matching array,</text:p>
      <text:p text:style-name="P1"><text:tab/><text:tab/><text:tab/><text:tab/>for use in ISR, to start next note in phase.</text:p>
      <text:p text:style-name="P1"><text:tab/><text:tab/>also mentions adding a temporary variable to eliminate a repeated</text:p>
      <text:p text:style-name="P1"><text:tab/><text:tab/><text:tab/>calculation.</text:p>
      <text:p text:style-name="P1"><text:tab/>page 6 of 7</text:p>
      <text:p text:style-name="P1"><text:tab/><text:tab/>put (1 &lt;&lt; SvNoteFactor[SvLiveArr] ) -1) into another variable</text:p>
      <text:p text:style-name="P1"><text:tab/><text:tab/><text:tab/>SvNoteFactorTime[] to keep from having to calculate it here in</text:p>
      <text:p text:style-name="P1"><text:tab/><text:tab/><text:tab/>the ISR</text:p>
      <text:p text:style-name="P1"></text:p>
      <text:p text:style-name="P1">SEE IF I'M GETTING THE CORRECT TONE. <text:s/>PLAY MIDDLE C.</text:p>
      <text:p text:style-name="P1"><text:tab/></text:p>
      <text:p text:style-name="P1">read through the Makefile</text:p>
      <text:p text:style-name="P1"></text:p>
      <text:p text:style-name="P1">fix descriptions in the SfToneGenerator function, they have old description of</text:p>
      <text:p text:style-name="P1"><text:tab/>high-note and low-note</text:p>
      <text:p text:style-name="P1"></text:p>
      <text:p text:style-name="P1"></text:p>
      <text:p text:style-name="P1"></text:p>
      <text:p text:style-name="P1"><text:soft-page-break/>amplifier circuit notes:</text:p>
      <text:p text:style-name="P1"></text:p>
      <text:p text:style-name="P1">was thinking about putting my speaker "GND" at 2.5V. <text:s/>need to make circuit adjust</text:p>
      <text:p text:style-name="P1"><text:tab/>for correct current/power</text:p>
      <text:p text:style-name="P1"></text:p>
      <text:p text:style-name="P1">op amp circuit for 10KHz RC filter</text:p>
      <text:p text:style-name="P1"><text:tab/>the transistor amp (better transistor amp)</text:p>
      <text:p text:style-name="P1"><text:tab/>find real headphone amp circuits</text:p>
      <text:p text:style-name="P1"><text:tab/><text:tab/>8 or 32 ohm</text:p>
      <text:p text:style-name="P1"><text:tab/></text:p>
      <text:p text:style-name="P1">run audio circuit from analog power/gnd rails</text:p>
      <text:p text:style-name="P1"></text:p>
      <text:p text:style-name="P1">for amplifier circuit, try to get best values to use for low-pass filter</text:p>
      <text:p text:style-name="P1"><text:tab/>20Hz-20KHz, what time constant should I use from the 78Khz PWM signal?</text:p>
      <text:p text:style-name="P1"><text:tab/>other improvements to amp circuit</text:p>
      <text:p text:style-name="P1"><text:tab/><text:tab/>correct linearity</text:p>
      <text:p text:style-name="P1"><text:tab/><text:tab/>+/- voltage for headphones?</text:p>
      <text:p text:style-name="P1"></text:p>
      <text:p text:style-name="P1">find another circuit simulator</text:p>
      <text:p text:style-name="P1"><text:tab/>faster than the java sim</text:p>
      <text:p text:style-name="P1"><text:tab/>use the real sim?</text:p>
      <text:p text:style-name="P1"><text:tab/>SPICE</text:p>
      <text:p text:style-name="P1"><text:tab/>ngspice - simulator</text:p>
      <text:p text:style-name="P1"><text:tab/><text:tab/>gspiceui</text:p>
      <text:p text:style-name="P1"><text:tab/><text:tab/>easyspice</text:p>
      <text:p text:style-name="P1"/>
      <text:p text:style-name="P2">additional notes:</text:p>
      <text:p text:style-name="P1"></text:p>
      <text:p text:style-name="P1">BASICALLY, no result will contain more bits than the largest operand</text:p>
      <text:p text:style-name="P1"></text:p>
      <text:p text:style-name="P1">LOOP COUNTING METHOD:</text:p>
      <text:p text:style-name="P1"></text:p>
      <text:p text:style-name="P1"><text:tab/>do the thing</text:p>
      <text:p text:style-name="P1"><text:tab/>compare to max (top) count</text:p>
      <text:p text:style-name="P1"><text:tab/><text:tab/>if max (top) count, set to 0</text:p>
      <text:p text:style-name="P1"><text:tab/><text:tab/><text:tab/>do something more?</text:p>
      <text:p text:style-name="P1"><text:tab/><text:tab/><text:tab/>set flag?</text:p>
      <text:p text:style-name="P1"><text:tab/><text:tab/>else increment</text:p>
      <text:p text:style-name="P1"><text:tab/>end</text:p>
      <text:p text:style-name="P1"></text:p>
      <text:p text:style-name="P1">buy a couple more ATmega328s (P or not P ?)</text:p>
      <text:p text:style-name="P1"></text:p>
      <text:p text:style-name="P1">gcc, avr-libc updates</text:p>
      <text:p text:style-name="P1"></text:p>
      <text:p text:style-name="P1">bus pirate correct firmware?</text:p>
      <text:p text:style-name="P1"></text:p>
      <text:p text:style-name="P1">use ADC port to read in values at summation/filter node, and get curve to adjust</text:p>
      <text:p text:style-name="P1"><text:tab/>to flat scaled output values</text:p>
      <text:p text:style-name="P1"></text:p>
      <text:p text:style-name="P1">find out how old 8 bit audio worked, what capabilities</text:p>
      <text:p text:style-name="P1"><text:tab/>old video games</text:p>
      <text:p text:style-name="P1"><text:tab/></text:p>
      <text:p text:style-name="P1">really learn transistos BJT/FET math</text:p>
      <text:p text:style-name="P1"></text:p>
      <text:p text:style-name="P1">HACKMEM</text:p>
      <text:p text:style-name="P1"></text:p>
      <text:p text:style-name="P1">simulavr, dbg</text:p>
      <text:p text:style-name="P1"><text:tab/></text:p>
      <text:p text:style-name="P1">maybe I was wrong about the 8 bit multiply giving 8 bit result.</text:p>
      <text:p text:style-name="P1"><text:tab/>in C ...</text:p>
      <text:p text:style-name="P1"><text:tab/>page 4 of Essential C says (k * 1024) will be 16 bit if "k" is 16 bit</text:p>
      <text:p text:style-name="P1"></text:p>
      <text:p text:style-name="P1">interval ratios - read that link</text:p>
      <text:p text:style-name="P1"></text:p>
      <text:p text:style-name="P1">no multi-bit shift in AVR assembly?</text:p>
      <text:p text:style-name="P1"><text:soft-page-break/><text:tab/>I thought my shift commands would be really speedy, maybe they are not</text:p>
      <text:p text:style-name="P1"></text:p>
      <text:p text:style-name="P1">remember to check the things that I keep messing up on</text:p>
      <text:p text:style-name="P1"><text:tab/>if statments use ==, not =</text:p>
      <text:p text:style-name="P1"><text:tab/>check variable sizes, uint8_t uint16_t</text:p>
      <text:p text:style-name="P1"><text:tab/>count from 0, count from 1</text:p>
      <text:p text:style-name="P1"></text:p>
      <text:p text:style-name="P1">go through all of this again, and markup the width of the operands</text:p>
      <text:p text:style-name="P1"><text:tab/>variable sizes, uint8_t, uint16_t</text:p>
      <text:p text:style-name="P1"><text:tab/></text:p>
      <text:p text:style-name="P1">read Essential C, about heap and stack</text:p>
      <text:p text:style-name="P1"><text:tab/>heap - variables</text:p>
      <text:p text:style-name="P1"><text:tab/>stack - status and intermediate terms in equations</text:p>
      <text:p text:style-name="P1"><text:tab/>I think that this is wrong from looking at the .lst files from the compiler</text:p>
      <text:p text:style-name="P1"><text:tab/></text:p>
      <text:p text:style-name="P1">find instructions for high-performance microcontroller programming</text:p>
      <text:p text:style-name="P1"></text:p>
      <text:p text:style-name="P1">is there a "size of array" that is easy to use?</text:p>
      <text:p text:style-name="P1"></text:p>
      <text:p text:style-name="P1">check compiler files, verify that the variables and data are setup correctly</text:p>
      <text:p text:style-name="P1"><text:tab/></text:p>
      <text:p text:style-name="P1">google - gcc.info standard names umulm3_highpart</text:p>
      <text:p text:style-name="P1"><text:tab/>umulm3_highpart - multiply, keep only the high part</text:p>
      <text:p text:style-name="P1"><text:tab/></text:p>
      <text:p text:style-name="P1">get the saved bookmarks that I have made at Williamsons</text:p>
      <text:p text:style-name="P1"><text:tab/>review my bookmarks</text:p>
      <text:p text:style-name="P1"></text:p>
      <text:p text:style-name="P1">qtiplot</text:p>
      <text:p text:style-name="P1"></text:p>
      <text:p text:style-name="P1">ooh, I could just map 1/4 of the voltage levels on the Sine Wave.</text:p>
      <text:p text:style-name="P1"><text:tab/>1/4 a phase, add or subtract from 0, mirrored.</text:p>
      <text:p text:style-name="P1"><text:tab/>only need the sine wave values from 1 quadrant.</text:p>
      <text:p text:style-name="P1"/>
      <text:p text:style-name="P2">future changes and additions:</text:p>
      <text:p text:style-name="P1"></text:p>
      <text:p text:style-name="P1">LCD DISPLAY</text:p>
      <text:p text:style-name="P1"></text:p>
      <text:p text:style-name="P1">LCD I/F</text:p>
      <text:p text:style-name="P1"><text:tab/>interface keyboard?</text:p>
      <text:p text:style-name="P1"></text:p>
      <text:p text:style-name="P1">add multi-tone combining</text:p>
      <text:p text:style-name="P1"><text:tab/>phase shift</text:p>
      <text:p text:style-name="P1"><text:tab/>tone frequency shift</text:p>
      <text:p text:style-name="P1"><text:tab/><text:tab/>phase</text:p>
      <text:p text:style-name="P1"><text:tab/><text:tab/>combining note ratios</text:p>
      <text:p text:style-name="P1"><text:tab/><text:tab/>combining voice ratios</text:p>
      <text:p text:style-name="P1"><text:tab/>add/subtract voices</text:p>
      <text:p text:style-name="P1"><text:tab/></text:p>
      <text:p text:style-name="P1">voice playback (frequency match in time slices)</text:p>
      <text:p text:style-name="P1"><text:tab/>vocoder-type effect?</text:p>
      <text:p text:style-name="P1"><text:tab/></text:p>
      <text:p text:style-name="P1">play notes from keyboard</text:p>
      <text:p text:style-name="P1"><text:tab/>MIDI keyboard?</text:p>
      <text:p text:style-name="P1"><text:tab/></text:p>
      <text:p text:style-name="P1">map linear to log scale</text:p>
      <text:p text:style-name="P1"><text:tab/>other scale mapping (exponential)</text:p>
      <text:p text:style-name="P1"><text:tab/><text:tab/>(same thing?)</text:p>
      <text:p text:style-name="P1"><text:tab/></text:p>
      <text:p text:style-name="P1">limiters</text:p>
      <text:p text:style-name="P1"></text:p>
      <text:p text:style-name="P1">low-pass, high-pass, middle</text:p>
      <text:p text:style-name="P1"></text:p>
      <text:p text:style-name="P1">various multi-spectral</text:p>
      <text:p text:style-name="P1"></text:p>
      <text:p text:style-name="P1">frequency shift</text:p>
      <text:p text:style-name="P1"></text:p>
      <text:p text:style-name="P1">put my graphing spreadsheet calculations through an FFT, see if I'm getting these</text:p>
      <text:p text:style-name="P1"><text:tab/>harmonics.</text:p>
      <text:p text:style-name="P1"></text:p>
      <text:p text:style-name="P1">put a pure wave through and back with a good FFT analysis see what this looks like</text:p>
      <text:p text:style-name="P1"><text:tab/>for a highest-notes.</text:p>
      <text:p text:style-name="P1"><text:tab/>(I think that FFT doesn't understand the phase of the cycles)</text:p>
      <text:p text:style-name="P1"><text:soft-page-break/></text:p>
      <text:p text:style-name="P1">how pure a wave can be done at various frequencies using the 78,125Hz sampling?</text:p>
      <text:p text:style-name="P1"><text:tab/>and changing the length of the PlayArray</text:p>
      <text:p text:style-name="P1"><text:tab/>(Sine256 lengths are 129-256, Sine64 lengths are 33-64)</text:p>
      <text:p text:style-name="P1"></text:p>
      <text:p text:style-name="P1">(look at that Nyquist Limit demo software, see if suggests anything.</text:p>
      <text:p text:style-name="P1"></text:p>
      <text:p text:style-name="P1">effects with FFT</text:p>
      <text:p text:style-name="P1"></text:p>
      <text:p text:style-name="P1">learn about 8 bit FFT</text:p>
      <text:p text:style-name="P1"></text:p>
      <text:p text:style-name="P1">LCD display waveform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Myers</meta:initial-creator>
    <meta:creation-date>2012-05-20T20:13:24</meta:creation-date>
    <meta:document-statistic meta:table-count="0" meta:image-count="0" meta:object-count="0" meta:page-count="12" meta:paragraph-count="392" meta:word-count="2198" meta:character-count="13191" meta:non-whitespace-character-count="10505"/>
    <dc:date>2012-05-20T20:42:05</dc:date>
    <dc:creator>Steven Myers</dc:creator>
    <meta:editing-duration>PT13M31S</meta:editing-duration>
    <meta:editing-cycles>1</meta:editing-cycles>
    <meta:generator>LibreOffice/3.4$Linux LibreOffice_project/340m1$Build-203</meta:generator>
  </office:meta>
</office:document-meta>
</file>